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  <style:text-properties style:font-name-asian="Calibri" style:font-name-complex="Calibri" style:use-window-font-color="true" fo:font-size="28pt" style:font-size-asian="28pt"/>
    </style:style>
    <style:style style:name="P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0pt" style:font-size-asian="20pt"/>
    </style:style>
    <style:style style:name="P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0pt" style:font-size-asian="20pt"/>
    </style:style>
    <style:style style:name="P5" style:parent-style-name="Standard" style:family="paragraph">
      <style:paragraph-properties fo:margin-bottom="0.1388in" fo:line-height="115%"/>
      <style:text-properties style:font-name-asian="Calibri" style:font-name-complex="Calibri" style:use-window-font-color="true"/>
    </style:style>
    <style:style style:name="P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0pt" style:font-size-asian="20pt"/>
    </style:style>
    <style:style style:name="P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0" style:parent-style-name="Standard" style:family="paragraph">
      <style:paragraph-properties fo:margin-bottom="0.1388in"/>
    </style:style>
    <style:style style:name="P2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2" style:parent-style-name="Standard" style:family="paragraph">
      <style:paragraph-properties fo:margin-bottom="0.1388in"/>
    </style:style>
    <style:style style:name="P2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xperiment(2):-</text:p>
      <text:p text:style-name="P2">Aim:-</text:p>
      <text:p text:style-name="P3">Topologies using packet tracer (star,mesh,tree)</text:p>
      <text:p text:style-name="P4">Software required:-</text:p>
      <text:p text:style-name="P5">pcs,laptop,hub.</text:p>
      <text:p text:style-name="P6">Algorithm:-</text:p>
      <text:p text:style-name="P7">step1:-First create star topologie.</text:p>
      <text:p text:style-name="P8">step1.1:-Take four pc's ,one laptop and one hub.</text:p>
      <text:p text:style-name="P9">step1.2:-Connect all pc's and laptop to hub.</text:p>
      <text:p text:style-name="P10">step1.3:-Add message to one pc to another pc then the value is sucessfull then the connections are correct.</text:p>
      <text:p text:style-name="P11">step2:-Create a mesh topology.</text:p>
      <text:p text:style-name="P12">step2.1:-Take 8pc's and 4switches.</text:p>
      <text:p text:style-name="P13">step2.2:-Connect 4switches and connect 4switches to all pc's.</text:p>
      <text:p text:style-name="P14">step2.3:-Add messages to one pc to another pc then value is sucessfull then the connections are correct</text:p>
      <text:p text:style-name="P15">step3:-Create a BUS topology.</text:p>
      <text:p text:style-name="P16">step3.1:-Take 6pc's and 3hubs.</text:p>
      <text:p text:style-name="P17">step3.2:-Connect all pc's to all hubs at a single connection.</text:p>
      <text:p text:style-name="P18">step3.3:-Add messages to one pc to another pc then value is sucessfull then the connections are correct</text:p>
      <text:p text:style-name="P19">step4:-Now connect all types of topologies together.</text:p>
      <text:p text:style-name="P20"><draw:frame draw:z-index="251658240" draw:id="id0" draw:style-name="a0" draw:name="1" text:anchor-type="as-char" svg:x="0in" svg:y="0in" svg:width="5.76667in" svg:height="3.241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1"><text:s/></text:p>
      <text:p text:style-name="P22"><draw:frame draw:z-index="251658240" draw:id="id1" draw:style-name="a1" draw:name="2" text:anchor-type="as-char" svg:x="0in" svg:y="0in" svg:width="5.76667in" svg:height="3.2416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D.Madan Kumar</text:p>
        <text:p text:style-name="Header">192111559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dan kumar</dc:creator>
    <meta:creation-date>2022-09-28T08:04:00Z</meta:creation-date>
    <dc:date>2022-09-28T08:04:00Z</dc:date>
    <meta:template xlink:href="Normal" xlink:type="simple"/>
    <meta:editing-cycles>2</meta:editing-cycles>
    <meta:editing-duration>PT0S</meta:editing-duration>
    <meta:document-statistic meta:page-count="2" meta:paragraph-count="1" meta:word-count="138" meta:character-count="924" meta:row-count="6" meta:non-whitespace-character-count="787"/>
  </office:meta>
</office:document-meta>
</file>